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The Holy Gospel</text:span></text:p>
            <text:p text:style-name="P1"><text:span text:style-name="T2">Luke 2:22–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9.269cm" svg:x="1.27cm" svg:y="0.508cm">
          <draw:text-box>
            <text:p text:style-name="P3"><text:span text:style-name="T3">22</text:span><text:span text:style-name="T4"> When the time came for their purification according to the Law of Moses, they brought him up to Jerusalem to present him to the Lord <text:s/></text:span><text:span text:style-name="T3">23</text:span><text:span text:style-name="T5"> </text:span><text:span text:style-name="T4">(as it is written in the Law of the Lord, “Every male who first opens the womb shall be called holy to the Lord”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3"><text:span text:style-name="T3">24</text:span><text:span text:style-name="T5"> </text:span><text:span text:style-name="T4">and to offer a sacrifice according to what is said in the Law of the Lord, “a pair of turtledoves, or two young pigeons.” </text:span><text:span text:style-name="T3">25</text:span><text:span text:style-name="T5"> </text:span><text:span text:style-name="T4">Now there was a man in Jerusalem, whose name was Simeon, and this man was righteous and devou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3"><text:span text:style-name="T4">waiting for the consolation of Israel, and the Holy Spirit was upon him.</text:span><text:span text:style-name="T6"> </text:span><text:span text:style-name="T7">26</text:span><text:span text:style-name="T8"> </text:span><text:span text:style-name="T6">And it had been revealed to him by the Holy Spirit that he would not see death before he had seen the Lord’s Christ. </text:span><text:span text:style-name="T7">27</text:span><text:span text:style-name="T8"> </text:span><text:span text:style-name="T6">And he came in the Spirit into the temp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4"><text:span text:style-name="T6">and when the parents brought in the child Jesus, to do for him according to the custom of the Law, </text:span><text:span text:style-name="T7">28</text:span><text:span text:style-name="T8"> </text:span><text:span text:style-name="T6">he took him up in his arms and blessed God and said, </text:span><text:span text:style-name="T7">29</text:span><text:span text:style-name="T8"> </text:span><text:span text:style-name="T6">“Lord, now you are letting your servant depart in peace, according to your wor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5"><text:span text:style-name="T7">30</text:span><text:span text:style-name="T8"> </text:span><text:span text:style-name="T6">for my eyes have seen your salvation </text:span><text:span text:style-name="T7">31</text:span><text:span text:style-name="T8"> </text:span><text:span text:style-name="T6">that you have prepared in the presence of all peoples, </text:span><text:span text:style-name="T7">32</text:span><text:span text:style-name="T8"> </text:span><text:span text:style-name="T6">a light for revelation to the Gentiles, and for glory to your people Israel.” </text:span><text:span text:style-name="T7">33</text:span><text:span text:style-name="T8"> </text:span><text:span text:style-name="T6">And his father and his mother marveled at what was said about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654cm" svg:height="10.772cm" svg:x="1.27cm" svg:y="0.575cm">
          <draw:text-box>
            <text:p text:style-name="P4"><text:span text:style-name="T7">34</text:span><text:span text:style-name="T8"> </text:span><text:span text:style-name="T6">And Simeon blessed them and said to Mary his mother, “Behold, this child is appointed for the fall and rising of many in Israel, and for a sign that is opposed </text:span><text:span text:style-name="T7">35</text:span><text:span text:style-name="T8"> </text:span><text:span text:style-name="T6">(and a sword will pierce through your own soul also), so that thoughts from many hearts </text:span></text:p>
            <text:p text:style-name="P4"><text:span text:style-name="T6">may be revealed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6"><text:span text:style-name="T7">36</text:span><text:span text:style-name="T8"> </text:span><text:span text:style-name="T6">And there was a prophetess, Anna, the daughter of Phanuel, of the tribe of Asher. She was advanced in years, having lived with her husband seven years from when she was a virgin, </text:span><text:span text:style-name="T7">37</text:span><text:span text:style-name="T8"> </text:span><text:span text:style-name="T6">and then as a widow until she was eighty-fou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6"><text:span text:style-name="T6">She did not depart from the temple, worshiping with fasting and prayer night and day. </text:span><text:span text:style-name="T7">38</text:span><text:span text:style-name="T8"> </text:span><text:span text:style-name="T6">And coming up at that very hour she began to give thanks to God and to speak of him to all who were waiting for the redemption of Jerusa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" draw:text-style-name="P2" draw:layer="layout" svg:width="25.654cm" svg:height="7.766cm" svg:x="1.27cm" svg:y="0.575cm">
          <draw:text-box>
            <text:p text:style-name="P6"><text:span text:style-name="T7">39</text:span><text:span text:style-name="T8"> </text:span><text:span text:style-name="T6">And when they had performed everything according to the Law of the Lord, they returned into Galilee, to their own town of Nazareth. </text:span><text:span text:style-name="T7">40</text:span><text:span text:style-name="T8"> </text:span><text:span text:style-name="T6">And the child grew and became strong, filled with wisdom. And the favor of God was upon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57:27.835000000</meta:creation-date>
    <dc:title>Hymn template</dc:title>
    <meta:editing-duration>PT5M20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24T15:12:59.127000000</dc:date>
    <dc:creator>Arthur Hoch</dc:creator>
    <meta:document-statistic meta:object-count="51"/>
    <meta:template xlink:type="simple" xlink:actuate="onRequest" xlink:title="Hymn template" xlink:href="../../AppData/Roaming/LibreOffice/4/user/template/Worship%20Templsates/Hymn%20template.otp" meta:date="2014-12-24T14:57:27.538000000"/>
  </office:meta>
</office:document-meta>
</file>